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標楷體1" svg:font-family="標楷體" style:font-family-generic="system" style:font-pitch="variable"/>
  </office:font-face-decls>
  <office:automatic-styles>
    <style:style style:name="P1" style:family="paragraph" style:parent-style-name="Standard" style:list-style-name="L4"/>
    <style:style style:name="P2" style:family="paragraph" style:parent-style-name="Standard" style:list-style-name="L4">
      <style:text-properties officeooo:paragraph-rsid="001eecfd"/>
    </style:style>
    <style:style style:name="P3" style:family="paragraph" style:parent-style-name="Standard" style:list-style-name="L4">
      <style:paragraph-properties fo:text-align="center" style:justify-single-word="false"/>
    </style:style>
    <style:style style:name="P4" style:family="paragraph" style:parent-style-name="Standard" style:list-style-name="L4">
      <style:text-properties officeooo:rsid="00211460" officeooo:paragraph-rsid="00211460"/>
    </style:style>
    <style:style style:name="T1" style:family="text">
      <style:text-properties officeooo:rsid="001b197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74678369" text:style-name="L4">
        <text:list-header>
          <text:p text:style-name="P3">108321020 黃證瑋</text:p>
          <text:p text:style-name="P3">108321033 吳明騰</text:p>
        </text:list-header>
        <text:list-item>
          <text:p text:style-name="P1">程式說明</text:p>
          <text:list>
            <text:list-item>
              <text:p text:style-name="P1">Bellman-ford</text:p>
              <text:list>
                <text:list-item>
                  <text:p text:style-name="P1">程式一開始先讓使用者輸入節點數和路徑數，接著再輸入路徑(ex:3 5 3 節點3到節點5 cost 3)，再來將節點1設為起點(cost 0)，節點1到其他節點的距離設為inf(999999)，接著進入迴圈後先將現在起點到各節點的cost狀態copy下來，再對每條路徑進行比較(ex:3 5 3 ,如果起點到節點3再加cost 3到5的距離小於起點到節點5的話就更新路線)，之後再檢查更新過後的路徑是否與一開始copy的狀態相同，如果一樣就跳出迴圈不一樣就繼續，最後再顯示最短路徑結果。</text:p>
                </text:list-item>
              </text:list>
            </text:list-item>
            <text:list-item>
              <text:p text:style-name="P1">Dijkstra</text:p>
              <text:list>
                <text:list-item>
                  <text:p text:style-name="P4">輸入每個node 的 vertices 與哪幾個node 連接，如果有相連就是1否則為0，以及cost如果沒有相連就記為0，接著向外尋找最短路徑，每次尋找都以最少的cost，如果已有其他更小的cost就更新其路線，直到所有的node都有相連，最後在顯示最短路徑的結果。</text:p>
                </text:list-item>
              </text:list>
            </text:list-item>
          </text:list>
        </text:list-item>
        <text:list-item>
          <text:p text:style-name="P1">執行結果與說明</text:p>
          <text:list>
            <text:list-item>
              <text:p text:style-name="P1">Bellman-ford</text:p>
              <text:list>
                <text:list-item>
                  <text:p text:style-name="P1">輸出結果為設節點1為起點(cost 0)再顯示出起點到各節點的最少cost(最短路徑)。</text:p>
                </text:list-item>
              </text:list>
            </text:list-item>
            <text:list-item>
              <text:p text:style-name="P1">Dijkstra</text:p>
              <text:list>
                <text:list-item>
                  <text:p text:style-name="P1">輸入一<text:span text:style-name="T1">topology</text:span></text:p>
                </text:list-item>
                <text:list-item>
                  <text:p text:style-name="P1">輸出<text:span text:style-name="T1">a到其他節點的最短路徑，和它的routing table</text:span></text:p>
                </text:list-item>
              </text:list>
            </text:list-item>
          </text:list>
        </text:list-item>
        <text:list-item>
          <text:p text:style-name="P1">遭遇的困難與解決方法</text:p>
          <text:list>
            <text:list-item>
              <text:p text:style-name="P2">Bellman-ford</text:p>
              <text:list>
                <text:list-item>
                  <text:p text:style-name="P2">一開始不太清楚Bellman-ford跟Dijkstra的差別，上網查詢才明白前者是每次都從起點開始演算，後者是從起點向外擴散。</text:p>
                </text:list-item>
              </text:list>
            </text:list-item>
            <text:list-item>
              <text:p text:style-name="P1">Dijkstra</text:p>
              <text:list>
                <text:list-item>
                  <text:p text:style-name="P1">輸出的結果要什方式存取或輸出？</text:p>
                  <text:list>
                    <text:list-item>
                      <text:p text:style-name="P1">我們模仿 <text:span text:style-name="T1">routing table 的存取方式，把 Destination 、Cost 、Next Router存取下來</text:span></text:p>
                    </text:list-item>
                    <text:list-item>
                      <text:p text:style-name="P1">直接輸出a到其他節點的最短路徑，這比較方便人們了解。</text:p>
                    </text:list-item>
                  </text:list>
                </text:list-item>
              </text:list>
            </text:list-item>
          </text:list>
          <text:p text:style-name="P1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標楷體1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3T18:27:38.786741293</meta:creation-date>
    <meta:generator>LibreOffice/6.4.6.2$Linux_X86_64 LibreOffice_project/40$Build-2</meta:generator>
    <dc:date>2021-01-06T23:19:56.551762699</dc:date>
    <meta:editing-duration>PT46M29S</meta:editing-duration>
    <meta:editing-cycles>5</meta:editing-cycles>
    <meta:document-statistic meta:table-count="0" meta:image-count="0" meta:object-count="0" meta:page-count="1" meta:paragraph-count="21" meta:word-count="522" meta:character-count="756" meta:non-whitespace-character-count="731"/>
  </office:meta>
</office:document-meta>
</file>